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024" calcext:value-type="float">
            <text:p>51.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9408" calcext:value-type="float">
            <text:p>51.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1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0496" calcext:value-type="float">
            <text:p>47.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6488" calcext:value-type="float">
            <text:p>46.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0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88" calcext:value-type="float">
            <text:p>43.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6264" calcext:value-type="float">
            <text:p>41.7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7664" calcext:value-type="float">
            <text:p>41.5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9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57728" calcext:value-type="float">
            <text:p>41.2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9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71216" calcext:value-type="float">
            <text:p>40.9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364" calcext:value-type="float">
            <text:p>40.5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9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0312" calcext:value-type="float">
            <text:p>40.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07464" calcext:value-type="float">
            <text:p>39.9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8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6596" calcext:value-type="float">
            <text:p>40.0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NHP-SH-032</text:p>
          </table:table-cell>
          <table:table-cell office:value-type="string" calcext:value-type="string">
            <text:p>198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